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Courier New" fo:font-size="12.0pt"/>
    </style:style>
    <style:style style:name="P2" style:family="paragraph" style:parent-style-name="Standard">
      <style:text-properties style:font-name="Courier New" fo:font-size="12.0pt"/>
    </style:style>
    <style:style style:name="P3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x</text:span></text:p>
          </table:table-cell>
          <table:table-cell table:style-name="TableCell1">
            <text:p text:style-name="P1"><text:span text:style-name="T1">y</text:span></text:p>
          </table:table-cell>
          <table:table-cell table:style-name="TableCell1">
            <text:p text:style-name="P1"><text:span text:style-name="T1">...</text:span></text:p>
          </table:table-cell>
          <table:table-cell table:style-name="TableCell1">
            <text:p text:style-name="P1"><text:span text:style-name="T1">Código programa</text:span></text:p>
          </table:table-cell>
          <table:table-cell table:style-name="TableCell1">
            <text:p text:style-name="P1"><text:span text:style-name="T1">¿Cumple condición?</text:span></text:p>
          </table:table-cell>
          <table:table-cell table:style-name="TableCell1">
            <text:p text:style-name="P1"><text:span text:style-name="T1">Salida por pantalla</text:span>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public class Multifor{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public static void main(String[] args){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x = 0; x &lt; 4; x++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4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4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x + “ “ + y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0 4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3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3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x + “ “ + y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0 3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if(x == 1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x = 0; x &lt; 4; x++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4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4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x + “ “ + y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1 4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3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3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x + “ “ + y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1 3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if(x == 1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2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x++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x = 0; x &lt; 4; x++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4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4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x + “ “ + y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3 4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3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3</text:p>
          </table:table-cell>
          <table:table-cell table:style-name="TableCell1">
            <text:p text:style-name="P2"/>
          </table:table-cell>
          <table:table-cell table:style-name="TableCell1">
            <text:p text:style-name="P2">System.out.println(x + “ “ + y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3 3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y = 4; y &gt; 2; y—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if(x == 1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4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/>
          </table:table-cell>
          <table:table-cell table:style-name="TableCell1">
            <text:p text:style-name="P2">for (int x = 0; x &lt; 4; x++){</text:p>
          </table:table-cell>
          <table:table-cell table:style-name="TableCell1">
            <text:p text:style-name="P2">No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2</meta:generator>
  </office:meta>
</office:document-meta>
</file>